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style:font-name="Helvetica" fo:font-size="10pt" style:font-name-asian="Helvetica" style:font-size-asian="10pt" style:font-name-complex="Helvetica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Helvetica" fo:font-size="10pt" style:font-name-asian="Helvetica" style:font-size-asian="10pt" style:font-name-complex="Helvetica" style:font-size-complex="10pt"/>
    </style:style>
    <style:style style:name="T1" style:family="text">
      <style:text-properties style:font-name="Helvetica" fo:font-size="10pt" style:font-name-asian="Helvetica" style:font-size-asian="10pt" style:font-name-complex="Helvetica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X Designer</text:p>
      <text:p text:style-name="Standard"/>
      <text:list xml:id="list7547111914739047750" text:style-name="L1">
        <text:list-item>
          <text:p text:style-name="P1">User Experience (UX) is the what, when, where, why, and how someone uses a product, as well as who that person is.</text:p>
        </text:list-item>
        <text:list-item>
          <text:p text:style-name="P1">A UX Process is one that moves through the five stages—Strategy, Research, Analysis, Design, and Production—while incorporating user feedback at each stage of the product lifecycle. </text:p>
        </text:list-item>
        <text:list-item>
          <text:p text:style-name="P1">There are hundreds of UX techniques available to utilise on a project, but Doing UX 22 start out by focussing on contextual enquiry, personas, scenarios, wireframes, and user testing. </text:p>
        </text:list-item>
      </text:list>
      <text:p text:style-name="Standard"/>
      <text:p text:style-name="Standard">Soft skills</text:p>
      <text:p text:style-name="Standard"/>
      <text:list xml:id="list4225936718673194898" text:style-name="L2">
        <text:list-item>
          <text:p text:style-name="P2">sketching</text:p>
        </text:list-item>
        <text:list-item>
          <text:p text:style-name="P2">Storytelling</text:p>
        </text:list-item>
        <text:list-item>
          <text:p text:style-name="P2">critiquing</text:p>
        </text:list-item>
        <text:list-item>
          <text:p text:style-name="P2">presenting</text:p>
        </text:list-item>
        <text:list-item>
          <text:p text:style-name="P2">facilitating </text:p>
        </text:list-item>
      </text:list>
      <text:p text:style-name="Standard"/>
      <text:p text:style-name="Standard">Know your "why"—basing your decision purely upon the expectation of an increased salary is not good grounds for changing your career. </text:p>
      <text:p text:style-name="Standard">User Experience is a vast umbrella. A self-assessment will reveal the fields that you're most knowledgeable about, and those that you may need to focus on. </text:p>
      <text:p text:style-name="Standard">Analyse your soft skills, and make it a goal to seek out opportunities that allow you to further develop those skills that you are weak in. </text:p>
      <text:p text:style-name="Standard">Reflect upon the types of environments that you have experience working in. Consider opportunities that give you exposure to different environments. </text:p>
      <text:p text:style-name="Standard">Throughout your career, seek opportunities to learn about and understand how business strategy and UX influence each other. Your goal should be to develop a core competency in the strategic planning, Get Started in UX 39 advice and direction of a product, service or b </text:p>
      <text:p text:style-name="Standard"/>
      <text:p text:style-name="Standard"/>
      <text:p text:style-name="Standard">UX Tools</text:p>
      <text:p text:style-name="Standard"/>
      <text:p text:style-name="Standard">Before we get into recommending any tools, let's take a look at the key tasks almost all UXers do: </text:p>
      <text:list xml:id="list6476214236265454446" text:style-name="L3">
        <text:list-item>
          <text:p text:style-name="P3">Capture a thinking process.</text:p>
        </text:list-item>
        <text:list-item>
          <text:p text:style-name="P3">Analyse research data. </text:p>
        </text:list-item>
        <text:list-item>
          <text:p text:style-name="P3">Create interactive wireframes or prototypes. </text:p>
        </text:list-item>
        <text:list-item>
          <text:p text:style-name="P3">Record user feedback (e.g. through guerrilla usability testing sessions). </text:p>
        </text:list-item>
        <text:list-item>
          <text:p text:style-name="P3">Communicate findings to the team. </text:p>
        </text:list-item>
      </text:list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9T13:14:02.18</meta:creation-date>
    <dc:date>2017-07-20T14:21:32.79</dc:date>
    <dc:creator>Niklas Johansson</dc:creator>
    <meta:editing-duration>P1DT1H7M29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22" meta:word-count="285" meta:character-count="1732"/>
  </office:meta>
</office:document-meta>
</file>